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4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2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in" fo:margin-bottom="0in" fo:line-height="114%" style:writing-mode="lr-tb"/>
    </style:style>
    <style:style style:name="P7" style:family="paragraph" style:parent-style-name="Text_20_body" style:list-style-name="L4">
      <style:paragraph-properties fo:margin-top="0in" fo:margin-bottom="0in" fo:line-height="114%" style:writing-mode="lr-tb"/>
    </style:style>
    <style:style style:name="P8" style:family="paragraph" style:parent-style-name="Text_20_body" style:list-style-name="L2">
      <style:paragraph-properties fo:margin-top="0in" fo:margin-bottom="0in" fo:line-height="114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2">
      <style:paragraph-properties fo:margin-top="0in" fo:margin-bottom="0in" fo:line-height="114%" fo:background-color="transparent" style:writing-mode="lr-tb">
        <style:background-image/>
      </style:paragraph-properties>
    </style:style>
    <style:style style:name="P10" style:family="paragraph" style:parent-style-name="Header">
      <style:paragraph-properties fo:text-align="center" style:justify-single-word="false"/>
    </style:style>
    <style:style style:name="T1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text:bullet-char="•">
        <style:list-level-properties text:space-before="0.7854in" text:min-label-width="0.1965in"/>
        <style:text-properties style:font-name="StarSymbol"/>
      </text:list-level-style-bullet>
      <text:list-level-style-number text:level="3" style:num-suffix=")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5445in" text:min-label-width="0.1965in"/>
      </text:list-level-style-bullet>
      <text:list-level-style-bullet text:level="2" text:style-name="Bullet_20_Symbols" style:num-suffix="." text:bullet-char="•">
        <style:list-level-properties text:space-before="1.0354in" text:min-label-width="0.1965in"/>
      </text:list-level-style-bullet>
      <text:list-level-style-bullet text:level="3" text:style-name="Bullet_20_Symbols" style:num-suffix="." text:bullet-char="•">
        <style:list-level-properties text:space-before="1.5264in" text:min-label-width="0.1965in"/>
      </text:list-level-style-bullet>
      <text:list-level-style-bullet text:level="4" text:style-name="Bullet_20_Symbols" style:num-suffix="." text:bullet-char="•">
        <style:list-level-properties text:space-before="2.0173in" text:min-label-width="0.1965in"/>
      </text:list-level-style-bullet>
      <text:list-level-style-bullet text:level="5" text:style-name="Bullet_20_Symbols" style:num-suffix="." text:bullet-char="•">
        <style:list-level-properties text:space-before="2.5083in" text:min-label-width="0.1965in"/>
      </text:list-level-style-bullet>
      <text:list-level-style-bullet text:level="6" text:style-name="Bullet_20_Symbols" style:num-suffix="." text:bullet-char="•">
        <style:list-level-properties text:space-before="2.9992in" text:min-label-width="0.1965in"/>
      </text:list-level-style-bullet>
      <text:list-level-style-bullet text:level="7" text:style-name="Bullet_20_Symbols" style:num-suffix="." text:bullet-char="•">
        <style:list-level-properties text:space-before="3.4902in" text:min-label-width="0.1965in"/>
      </text:list-level-style-bullet>
      <text:list-level-style-bullet text:level="8" text:style-name="Bullet_20_Symbols" style:num-suffix="." text:bullet-char="•">
        <style:list-level-properties text:space-before="3.9815in" text:min-label-width="0.1965in"/>
      </text:list-level-style-bullet>
      <text:list-level-style-bullet text:level="9" text:style-name="Bullet_20_Symbols" style:num-suffix="." text:bullet-char="•">
        <style:list-level-properties text:space-before="4.4724in" text:min-label-width="0.1965in"/>
      </text:list-level-style-bullet>
      <text:list-level-style-bullet text:level="10" text:style-name="Bullet_20_Symbols" style:num-suffix="." text:bullet-char="•">
        <style:list-level-properties text:space-before="4.9634in" text:min-label-width="0.1965in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9cd1c223-60b1-daa4-e14e-1d83f9c275b2"/>Minutes of the Meeting</text:p>
      <text:p text:style-name="Text_20_body"/>
      <text:p text:style-name="P3">14th April, 2014</text:p>
      <text:p text:style-name="Text_20_body"/>
      <text:p text:style-name="P3">Scheduled Time: 1800 hrs.</text:p>
      <text:p text:style-name="Text_20_body"/>
      <text:p text:style-name="P3">Duration: Approximately 90 minutes.</text:p>
      <text:p text:style-name="Text_20_body"/>
      <text:p text:style-name="P2">Attendees:</text:p>
      <text:p text:style-name="P2"/>
      <text:list xml:id="list808651148" text:style-name="L4">
        <text:list-item>
          <text:p text:style-name="P4">Ssd Jagannadh</text:p>
        </text:list-item>
        <text:list-item>
          <text:p text:style-name="P4">Anand Hariharan</text:p>
        </text:list-item>
        <text:list-item>
          <text:p text:style-name="P4">Vaibhav Gavhale</text:p>
        </text:list-item>
        <text:list-item>
          <text:p text:style-name="P4">Akash Gupta</text:p>
        </text:list-item>
        <text:list-item>
          <text:p text:style-name="P4">Praveen</text:p>
        </text:list-item>
        <text:list-item>
          <text:p text:style-name="P4">Arijit</text:p>
        </text:list-item>
        <text:list-item>
          <text:p text:style-name="P4">Punit Pal</text:p>
        </text:list-item>
        <text:list-item>
          <text:p text:style-name="P4">Asish Kumar Mishra</text:p>
        </text:list-item>
        <text:list-item>
          <text:p text:style-name="P4">Siddharth Kannan</text:p>
        </text:list-item>
        <text:list-item>
          <text:p text:style-name="P4">Karan Gupta</text:p>
        </text:list-item>
        <text:list-item>
          <text:p text:style-name="P7"><text:span text:style-name="T1">Jaganath</text:span></text:p>
        </text:list-item>
      </text:list>
      <text:p text:style-name="P6"><text:span text:style-name="T1"/></text:p>
      <text:p text:style-name="P2">Points discussed:</text:p>
      <text:p text:style-name="Text_20_body"/>
      <text:list xml:id="list988295463" text:style-name="L2">
        <text:list-item>
          <text:p text:style-name="P8">Agenda for the summer</text:p>
          <text:list>
            <text:list-item>
              <text:p text:style-name="P9"><text:span text:style-name="T1">Approach 2-3 engineering colleges near respective home-towns, to start a YEC chapter at that college</text:span></text:p>
            </text:list-item>
            <text:list-item>
              <text:p text:style-name="P8">The requirements of an institute for opening a YEC Chapter:</text:p>
              <text:list>
                <text:list-item>
                  <text:p text:style-name="P8">Good public relationships cell/management.</text:p>
                </text:list-item>
                <text:list-item>
                  <text:p text:style-name="P8">An establised student network.</text:p>
                </text:list-item>
                <text:list-item>
                  <text:p text:style-name="P8">Relationships with core companies, that come for placement and internships.</text:p>
                </text:list-item>
                <text:list-item>
                  <text:p text:style-name="P8">Willingness to support/orient towards R&amp;D<text:line-break/></text:p>
                </text:list-item>
              </text:list>
            </text:list-item>
          </text:list>
        </text:list-item>
        <text:list-item>
          <text:p text:style-name="P9">Agenda for the Year: Atleast 10 Chapters of YEC by the December, 2014.</text:p>
        </text:list-item>
        <text:list-item>
          <text:p text:style-name="P9">Anand informed other members that YEC is the climate partner of Himanshu Gupta's Startup.</text:p>
        </text:list-item>
        <text:list-item>
          <text:p text:style-name="P9">Annual Review: FY 2013-14</text:p>
          <text:list>
            <text:list-item>
              <text:p text:style-name="P9">3 Guest Lectures</text:p>
              <text:list>
                <text:list-item>
                  <text:p text:style-name="P9">Vinay Jaju</text:p>
                </text:list-item>
                <text:list-item>
                  <text:p text:style-name="P9">Megalith</text:p>
                </text:list-item>
                <text:list-item>
                  <text:p text:style-name="P9"><text:soft-page-break/>Moserbaer COO</text:p>
                </text:list-item>
              </text:list>
            </text:list-item>
            <text:list-item>
              <text:p text:style-name="P9">Creating a common portal for the internships related to energy sector</text:p>
            </text:list-item>
            <text:list-item>
              <text:p text:style-name="P9">Work on the website has been started (<text:a xlink:type="simple" xlink:href="http://yecindia.com/">http://yecindia.com</text:a>)</text:p>
            </text:list-item>
            <text:list-item>
              <text:p text:style-name="P9">YEC has partnered with Vinay Jaju on a project</text:p>
            </text:list-item>
            <text:list-item>
              <text:p text:style-name="P9">** Climate partner in Himanshu Gupta's Startup</text:p>
              <text:p text:style-name="P9"/>
            </text:list-item>
          </text:list>
        </text:list-item>
        <text:list-item>
          <text:p text:style-name="P9">Tentative Events in FY 2014-15</text:p>
          <text:list>
            <text:list-item>
              <text:p text:style-name="P9">August, 2014: National Case Study Competition, in partnership with the Planning Commission</text:p>
            </text:list-item>
            <text:list-item>
              <text:p text:style-name="P9">September, 2014: Member Selections (Mainly first years)</text:p>
            </text:list-item>
            <text:list-item>
              <text:p text:style-name="P9">December, 2014: Project with Himanshu Gupta's Startup in Winter</text:p>
            </text:list-item>
            <text:list-item>
              <text:p text:style-name="P9">January, 2015: Colloborating with Kshitij on an Energy Related Event</text:p>
            </text:list-item>
            <text:list-item>
              <text:p text:style-name="P9">March, 2015: A full day Energy conference in which all chapters must participate</text:p>
            </text:list-item>
          </text:list>
        </text:list-item>
        <text:list-item>
          <text:p text:style-name="P9">Documents to be released next year</text:p>
          <text:list>
            <text:list-item>
              <text:p text:style-name="P9">Souvenir</text:p>
            </text:list-item>
            <text:list-item>
              <text:p text:style-name="P9">Impact Report: For sponsors</text:p>
            </text:list-item>
            <text:list-item>
              <text:p text:style-name="P9">Newsletter: Publicity inside KGP</text:p>
            </text:list-item>
            <text:list-item>
              <text:p text:style-name="P9">Annual Report: For Investors</text:p>
            </text:list-item>
          </text:list>
        </text:list-item>
        <text:list-item>
          <text:p text:style-name="P9">Positions for FY 2014-15</text:p>
          <text:list>
            <text:list-item>
              <text:p text:style-name="P5">Ssd Jagannadh : End of Tenure</text:p>
            </text:list-item>
            <text:list-item>
              <text:p text:style-name="P5">Anand Hariharan : Head of operations, YEC, IIT KGP Chapter</text:p>
            </text:list-item>
            <text:list-item>
              <text:p text:style-name="P5">Vaibhav Gavhale : Coordinator (Web)</text:p>
            </text:list-item>
            <text:list-item>
              <text:p text:style-name="P5">Akash Gupta : Coordinator (Social Media)</text:p>
            </text:list-item>
            <text:list-item>
              <text:p text:style-name="P5">Vinay Dutta : Coordinator (Design)</text:p>
            </text:list-item>
            <text:list-item>
              <text:p text:style-name="P5">Praveen : Management Head</text:p>
            </text:list-item>
            <text:list-item>
              <text:p text:style-name="P5">Arijit : Management Head</text:p>
            </text:list-item>
            <text:list-item>
              <text:p text:style-name="P5">Punit Pal : Associate Manager (Corporate Relations and Events)</text:p>
            </text:list-item>
            <text:list-item>
              <text:p text:style-name="P5">Asish Kumar Mishra : Associate Manager (Web)</text:p>
            </text:list-item>
            <text:list-item>
              <text:p text:style-name="P5">Siddharth Kannan : Associate Manager (Web and Content Development)</text:p>
            </text:list-item>
            <text:list-item>
              <text:p text:style-name="P5">Karan Gupta : Associate Manager (Events and Corporate Relations)</text:p>
            </text:list-item>
            <text:list-item>
              <text:p text:style-name="P9"><text:span text:style-name="T1">Jaganath : Associate Manager (Finance and Logistics)</text:span></text:p>
            </text:list-item>
          </text:list>
        </text:list-item>
        <text:list-item>
          <text:p text:style-name="P9"><text:span text:style-name="T1">Next Meeting : Scheduled for 29th April, 2014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Youth Energy Commission, IIT Kharagpur.</text:p>
      </style:header>
      <style:footer>
        <text:p text:style-name="Footer">Compiled by Siddharth Kannan.<text:tab/><text:tab/>14th April, 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dharth </meta:initial-creator>
    <meta:creation-date>2014-04-14T20:14:20</meta:creation-date>
    <dc:date>2014-04-14T20:42:38</dc:date>
    <dc:creator>Siddharth </dc:creator>
    <meta:editing-duration>PT11M57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2" meta:paragraph-count="62" meta:word-count="398" meta:character-count="2361" meta:non-whitespace-character-count="2077"/>
  </office:meta>
</office:document-meta>
</file>